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6afa" officeooo:paragraph-rsid="001c6afa"/>
    </style:style>
    <style:style style:name="P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c6afa" officeooo:paragraph-rsid="001c6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1</text:p>
      <text:p text:style-name="P1">colloborate with user 2</text:p>
      <text:p text:style-name="P1"/>
      <text:p text:style-name="P1">user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3:17:53.063366174</meta:creation-date>
    <dc:date>2020-04-25T13:18:25.537560506</dc:date>
    <meta:editing-duration>PT37S</meta:editing-duration>
    <meta:editing-cycles>1</meta:editing-cycles>
    <meta:document-statistic meta:table-count="0" meta:image-count="0" meta:object-count="0" meta:page-count="1" meta:paragraph-count="3" meta:word-count="6" meta:character-count="33" meta:non-whitespace-character-count="30"/>
    <meta:generator>LibreOffice/6.0.7.3$Linux_X86_64 LibreOffice_project/00m0$Build-3</meta:generator>
  </office:meta>
</office:document-meta>
</file>